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3</text:p>
      <text:p text:style-name="Standard"><text:tab/>get (…)</text:p>
      <text:p text:style-name="Standard"><text:tab/>max (…)</text:p>
      <text:p text:style-name="Standard"><text:tab/>min (…)</text:p>
      <text:p text:style-name="Standard"><text:tab/>floor (…)<text:tab/>// Find the largest value &lt;= some constant</text:p>
      <text:p text:style-name="Standard"><text:tab/>ceiling (…)<text:tab/>// Find the smallest value &gt;= some constant</text:p>
      <text:p text:style-name="Standard"><text:tab/>range query – find all values in a certain range</text:p>
      <text:p text:style-name="Standard"><text:tab/>__________</text:p>
      <text:p text:style-name="Standard"><text:tab/>insert (…)</text:p>
      <text:p text:style-name="Standard"><text:tab/>delete (…)</text:p>
      <text:p text:style-name="Standard"><text:tab/></text:p>
      <text:p text:style-name="Standard"/>
      <text:p text:style-name="P1">Symbol Table:</text:p>
      <text:p text:style-name="Standard">Key – Used by the search, Value – Data associated with it</text:p>
      <text:p text:style-name="Standard"/>
      <text:p text:style-name="Standard">Linear (Sequential) Search -<text:tab/>~ n</text:p>
      <text:p text:style-name="Standard">Binary Search -<text:tab/>~ log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CS250<text:tab/>ICN<text:tab/>2012101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Licastro</meta:initial-creator>
    <meta:creation-date>2012-10-10T11:09:31</meta:creation-date>
    <dc:date>2012-10-10T11:49:39</dc:date>
    <dc:creator>Braden Licastro</dc:creator>
    <meta:editing-duration>PT34M53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16" meta:word-count="71" meta:character-count="367" meta:non-whitespace-character-count="301"/>
  </office:meta>
</office:document-meta>
</file>